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line-through-style="none" style:text-underline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2_18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September 7, 1890</text:p>
      <text:p text:style-name="P2">Month<text:tab/><text:tab/><text:tab/><text:tab/><text:tab/><text:tab/>September</text:p>
      <text:p text:style-name="P2">Year<text:tab/><text:tab/><text:tab/><text:tab/><text:tab/><text:tab/>1890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Congregation Adath Israel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0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A dedicatory sermon/</text:p>
      <text:p text:style-name="P7">for/</text:p>
      <text:p text:style-name="P7">the Congregation "Adath Israel."/</text:p>
      <text:p text:style-name="P7"/>
      <text:p text:style-name="P7">It was rewritten &amp; delivered at the consecration/</text:p>
      <text:p text:style-name="P7">of Zechron Ephraim Syn in N.Y. Sep 7.(/)90/</text:p>
      <text:p text:style-name="P7">The copy is in here/</text:p>
      <text:p text:style-name="P7"/>
      <text:p text:style-name="P6">[Page 1]</text:p>
      <text:p text:style-name="P6">Most fitting is the time you have chosen for the/ dedication of a sanctuary, my fellow believers! <text:s/>For,/ at this season, Israel of yore, saw the glory of the Deity/ rest upon the hallowed shrine they had built. <text:s/>A year/ had elapsed since the shackles of a cruel bondage had/ been cut asunder. <text:s/>The redeemed of Mizraim, now/ reverently bent in the mansion devoted to the Almighty/ Deliverer. <text:s/>With uplifted hands, Aaron, their annointed[sic!]/ priest, pronounced the three-fold blessing. <text:s/>Moses--/his countenance illumined with rays divine--invoked/ the all-gracious God, that the work of His people be/ celestially established. <text:s/>Every breast swells with gra-/-titude. <text:s/>Every mind is impressed with awe. <text:s/>Suddenly/ a shout burst forth; that rent the sky. <text:s/>The heavenly/ fire, symbol of God's unfathomable essence, has descended/ upon the consecrated altar. <text:s/>A whole nation behold/ the entrance of the Sovereign Lord into His sumptuous/ palace. <text:s/>[Hebrew] <text:s/>"Rejoice ye righteous/ <text:span text:style-name="T2">in</text:span><text:span text:style-name="T3"> the Lord." <text:s/>Observe, my friends! <text:s/>[Hebrew]/ [Hebrew]. <text:s/>The Psalmist/</text:span></text:p>
      <text:p text:style-name="P6"><text:soft-page-break/><text:span text:style-name="T3"/></text:p>
      <text:p text:style-name="P6"><text:span text:style-name="T3">[Page 2]</text:span></text:p>
      <text:p text:style-name="P6"><text:span text:style-name="T3">did not simply write "Sing to the Lord" but, rejoice/ </text:span><text:span text:style-name="T2">in</text:span><text:span text:style-name="T3"> the Lord," namely, when His divine presence is/ visibly shown in your midst. <text:s/>When His manifestation/ is reflected in the imposing solemnity of your assemblies./ <text:s/>That sentence so parabolically explained by our Rabbins,/ will I employ in addressing you, my Brethren on so pecu-/-liar an occasion. <text:s/>[Hebrew]. <text:s/>The satisfaction ex-/-perienced at having dedicated in this memorable month,/ a dwelling for a Synagogue, must proceed from the same/ cause, which influenced our ancestors at the rearing of/ their Tabernacle. <text:s/>It must emanate</text:span><text:span text:style-name="T4">s</text:span><text:span text:style-name="T5"> from motives un-/-mixed with human alloy. <text:s/>The thought of extolling/ Israel's God, by watching over the preservation of His/ Law, should alone pervade your mind. <text:s/>Nothing savoring/ of self-glorification or ambition, nothing which par-/-takes of unfriendly feelings towards any of the existing/ congregations of your brethren, should blend with your pre-/-sent rejoicing. <text:s/>You have lighted upon/ a spot where prayers will be offered agreeably to your/ religious convictions. <text:s/>That event you </text:span><text:span text:style-name="T6">rightly</text:span><text:span text:style-name="T5"> consider/ a source of gratulation. <text:s/>For, sincerity is the soul/ of the worship. <text:s/>When our </text:span><text:span text:style-name="T4">in</text:span><text:span text:style-name="T5"> inmost sentiments/</text:span></text:p>
      <text:p text:style-name="P6"><text:span text:style-name="T5"/></text:p>
      <text:p text:style-name="P6"><text:span text:style-name="T5">[Page 3]</text:span></text:p>
      <text:p text:style-name="P6"><text:span text:style-name="T5">fail to be identified therewith--let it be never so grand--/it becomes sheer pageantry, an offence, not an honor/ to the Most High. <text:s/>If you </text:span><text:span text:style-name="T6">truly</text:span><text:span text:style-name="T5"> believe,/ that the interests of Judaism demand the retaining un-/-alterably of its prescribed rules. <text:s/>If you believe that/ the removing of the land-mark set by the ancients/ would engender baneful evils, that it would gradually/ estrange our children from our fold, and lure them/ into the ranks of gentilism. <text:s/>If you share the/ opinion I have humbly ever held, that the outpouring/ of the heart of a whole people--though less harmo-/-nious and euphoric than choral songs on instru-/-mental music--is still most acceptable to our/ Maker. <text:s/>That it furthermore behooves every son/ of Israel to acknowledge the unity of God, and openly/ avow his utter dependence upon the Omnipotent for/ support, for guidance and defense, and in order/ the better to promote these views you have hallowed/ a spacious edifice, then I will say, in the language/ of the inspired shepherd: [Hebrew] "Rejoice ye righteous/ </text:span><text:span text:style-name="T6">in</text:span><text:span text:style-name="T5"> the Lord." <text:s/>He who irradiated/</text:span></text:p>
      <text:p text:style-name="P6"><text:span text:style-name="T5"/></text:p>
      <text:p text:style-name="P6"><text:span text:style-name="T5">[Page 4]</text:span></text:p>
      <text:p text:style-name="P6"><text:span text:style-name="T5">with His Divinity our father's tabernacle, will fill with/ His glory this minor sanctuary devoted to His name./ <text:s/>When its walls shall resound with your united praise,/ a superhuman voice will cry forth. <text:s/>"Thou, art my/ servant, O Israel, by whom I am glorified." <text:s/>That/ voice--a reverberation of the spirit that abides in your/ midst--you will hear in the consciousness of having/ acted consistently with your principles; in the conviction/ of having tendered to the Lord a homage, which you deem/ pleasing in His sight, and conducive to the end </text:span><text:span text:style-name="T4">of</text:span><text:span text:style-name="T5"> for/ which worship was instituted./</text:span></text:p>
      <text:p text:style-name="P6"><text:span text:style-name="T5">Need I explain to </text:span><text:span text:style-name="T6">any</text:span><text:span text:style-name="T5"> of you, what is that noble goal?/ <text:s/>None among my audience, I hope, imagine that the/ bare rehearsing of a ritual entitles to the appellation/ of righteous [Hebrew]. <text:s/>Only when God is present before/ our mental vision, when the soul-stirring idea of holding/ communion with our heavenly Father, elevates the/ mind and softens the heart, we can aspire to that/ epithet. <text:s/>And to render the worship thus/ spiritually beneficial, we must guard it against/ all disturbing elements. <text:s/>Our Rabbis have offered/ valuable instruction upon this subject./</text:span></text:p>
      <text:p text:style-name="P6"><text:span text:style-name="T5"><text:line-break/>[Page 5]</text:span></text:p>
      <text:p text:style-name="P6"><text:span text:style-name="T5">It were well that we followed it with precision./ <text:s/>We might then dispense with the appointing of/ individuals to preserve order, as practised in various/ congregations. <text:s/>Every being ere he bows to the oracle/ of the Law, would prepare himself becomingly; so/ that his posture, his gravity of manners; his whole/ demeanour denote the seniments by which he is influen-/-ced. <text:s/>Without admitting the necessity of altering/ our time-honored rites, to lend the service an im-/-posing aspect, we must be mindful of this irre-/-futable fact. <text:s/>We are naturally affected by our/ surroundings. <text:s/>If while engaged in devotional/ </text:span><text:soft-page-break/><text:span text:style-name="T5">exercises, our attention is diverted by untimely speaking,/ or the indulgence in levity on the part of some of our/ brethren, the impression we should have received will/ be lost, and another will supplant it, not at all/ calculated to benefit our soul. <text:s/>Our Teachers/ of old, anxious to improve us by means of these holy/ convocations, condemn the slightest deviation from the/ rules of decorum in the house of prayer./</text:span></text:p>
      <text:p text:style-name="P6"><text:span text:style-name="T5"/></text:p>
      <text:p text:style-name="P6"><text:span text:style-name="T5">[Page 6]</text:span></text:p>
      <text:p text:style-name="P6"><text:span text:style-name="T5">Quoting the prophet Amos, they say, that Israelites/ should prove by every disposition of the body and of the/ mind, that they look upon this spot as on the seat/ of Divine glory. <text:s/>[Hebrew]/</text:span></text:p>
      <text:p text:style-name="P6"><text:span text:style-name="T5">But powerful as that consideration assuredly is,/ to restrain us from any action derogatory to the sanctity/ of the Synagogue, another not less cogent exists./ <text:s/>We should be extremely jealous for the honor of our/ people, lest we be guilty of [Hebrew]. <text:s/>Whatsoever might/ reflect in the least, discredit upon our character, must/ be studiously avoided. <text:s/>Now, my fellow-believers./ <text:s/>Through the mercy of Him who guides nations with wis-/-dom, we--long constrained to dwell in solitariness--/are being brought forth to enjoy social intercourse with/ the world at large. <text:s/>In this blessed land especially/ we meet our gentile neighbor in every walk of/ life, and exchange with him civilities and favors./ <text:s/>Hence, he is not unfrequently a visitor in our sanc-/-tuaries, carefully noting the ceremonies of our ancient/ creed. <text:s/>Let him not, I pray you, for the sake/ of our common cause, depart hence prejudiced by reason/ of a conduct ill-comforting with the dignity of the worship./</text:span></text:p>
      <text:p text:style-name="P6"><text:span text:style-name="T5"/></text:p>
      <text:p text:style-name="P6"><text:span text:style-name="T5">[Page 7]</text:span></text:p>
      <text:p text:style-name="P6"><text:span text:style-name="T5">The Synagogue should not suffer in comparison/ with the church. <text:s/>Far be it from me to offer/ a treacherous counsel--the yeilding[sic!] of our observances/ to expediency--. <text:s/>No fear of derision should incite/ us impiously to sever the connexion of the present/ with the eventful past. <text:s/>And you, my Brethren!/ <text:s/>Who have assumed the significant title of [Hebrew] "the assembly/ of Israel" you will never be instrumental in dissolving/ the bond of union among the scattered members of our/ race. <text:s/>Faithfully you will promise to strengthen it/ by your adherence to ancestral practices. <text:s/>You will/ continue to address the Deity in the language of/ inspiration. <text:s/>You will appear before Him arrayed in/ that robe, </text:span><text:span text:style-name="T4"><text:s/>signif</text:span><text:span text:style-name="T5"> typical of your allegiance to the/ kingdom of heaven. <text:s/>You will read from the traditionally/ written scroll of the law, the duties binding upon the descendants/ of the enfranchised slaves of </text:span><text:span text:style-name="T4">Mr</text:span><text:span text:style-name="T5"> Egypt. <text:s/>But all/ this and whatever appertains to our sacred communions,/ let it be performed with impressiveness; with </text:span><text:span text:style-name="T4">striking</text:span><text:span text:style-name="T5">/ proper solemnity. <text:s/>The stranger unacquainted with/ our faith, may perchance betray some astonishment./ <text:s/>But he will not scoff at a worship, which betokens/</text:span></text:p>
      <text:p text:style-name="P6"><text:span text:style-name="T5"/></text:p>
      <text:p text:style-name="P6"><text:span text:style-name="T5">[Page 8]</text:span></text:p>
      <text:p text:style-name="P6"><text:span text:style-name="T5">the sincerity of the suppliants. <text:s/>Struck by the/ deportment you exhibit, he will exclaim "Sublime/ must be that religion, whose votaries after the/ lapse of many ages, and despite untold vicissitudes,/ still bow to the same shrine, and unswerve</text:span><text:span text:style-name="T4">ingly</text:span><text:span text:style-name="T5">edly follow/ the sane rites. <text:s/>You will have thus sanctified/ your living saviour in the sight of all people, and/ you will have merited the title of "righteous," because/ you rejoiced in the Lord, and not in the gorgeousness/ of a novel service [Hebrew]/</text:span></text:p>
      <text:p text:style-name="P6"><text:span text:style-name="T5">Be not then at all concerned about the comparative/ lowliness of this habitation. <text:s/>The spirit of God descends,/ where the heart is turned heavenward. <text:s/>No structure/ can be likened in stateliness to that which adorned the capital of/ Judea, but it was delivered to the flames, when it/ ceased to represent the eternal principles of Sinai./ <text:s/>These, </text:span><text:span text:style-name="T4">you</text:span><text:span text:style-name="T5"> should </text:span><text:span text:style-name="T4">principally</text:span><text:span text:style-name="T5"> chiefly engross your attention./ <text:s/>These you should cherish, and be taught in by men/ filled with ardent zeal for the Torah. <text:s/>Know-/-ledge must be the staff of your religious support./</text:span></text:p>
      <text:p text:style-name="P6"><text:span text:style-name="T5"/></text:p>
      <text:p text:style-name="P6"><text:span text:style-name="T5">[Page 9]</text:span></text:p>
      <text:p text:style-name="P6"><text:span text:style-name="T5">You will then proceed cautiously. <text:s/>You will learn/ that to tear down the fence raised by our Sages,/ is to </text:span><text:soft-page-break/><text:span text:style-name="T5">trample under foot the rarest flowers in/ the garden entrusted to our guardianship./ <text:s/>Aye: my friends! <text:s/>The Synagogue should be the agency/ alike of our edification and purification. <text:s/>To that/ high purpose it was destined from its origin, and there-/-fore it has proved the mightiest link in the chain/ that joins our nation indissolubly. <text:s/>Keep it un-/defiled. <text:s/>Let not supineness, nor negligence foist in/ corruption. <text:s/>No strange fire should be laid upon/ the altar of our God. <text:s/>Remember: the joy which/ reigned supreme at the dedication of the Tabernacle,/ turned to universal lamentation, when the unwary/ sons of Aaron presented an incense that God had not/ commanded. <text:s/>Oh! may you ever rejoice </text:span><text:span text:style-name="T6">in</text:span><text:span text:style-name="T5"> the Lord, by/ holding fast to that which </text:span><text:span text:style-name="T6">He has</text:span><text:span text:style-name="T5"> enjoined. <text:s/>Let/ this spot you now consecrate, attest hereafter the/ sincerity of your professions. <text:s/>Enter its portals/ with thanksgivings; its courts with praise. <text:s/>Let/ your own lips bless the name of God, and ack-/-nowledge amid multitudes, that He is good to Israel,/</text:span></text:p>
      <text:p text:style-name="P6"><text:span text:style-name="T5"/></text:p>
      <text:p text:style-name="P6"><text:span text:style-name="T5">[Page 10]</text:span></text:p>
      <text:p text:style-name="P6"><text:span text:style-name="T5">and His faithfulness endureth from generation to/ generation. <text:s/>Let your youths find here wholesome/ instruction to guide them through life, the aged a/ foretaste to the rest awaiting them above. <text:s/>Let the/ afflicted cast the burden of their sorrow at the foot/ of this altar and be relieved. <text:s/>Let all its attendants/ be inspired by it with awe for the Creator, with love for/ His creatures, with forbearance for the foibles inherent/ in our nature,--frail and mortal beings as we are--/ so that they may learn to forgive, as they hope to be/ forgiven in the great day of judgment at the bar of the/ Almighty Lord./</text:span></text:p>
      <text:p text:style-name="P6"><text:span text:style-name="T5">And Thou spirit uncreated that pervadest the universe cast/ a flood of light around this place, and let the congregation "Adath/ Israel" be illumined. <text:s/>As this month was to our fathers/ memorable for the descending of Thy glory on their Tabernacle,/ so may it be joyous unto those who now devote this/ sanctuary in honor of Thee, and as a testimony of their/ enduring attachment to the revealed Law. <text:s/>May/ such be Thy gracious will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27T11:37:08.01</meta:creation-date>
    <meta:document-statistic meta:table-count="0" meta:image-count="0" meta:object-count="0" meta:page-count="5" meta:paragraph-count="91" meta:word-count="2015" meta:character-count="12654"/>
    <dc:date>2012-09-27T12:28:50.52</dc:date>
    <dc:creator>Penn Libraries</dc:creator>
    <meta:editing-duration>PT00H02M11S</meta:editing-duration>
    <meta:editing-cycles>1</meta:editing-cycles>
    <meta:generator>OpenOffice.org/3.2$Win32 OpenOffice.org_project/320m12$Build-9483</meta:generator>
  </office:meta>
</office:document-meta>
</file>